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5.53cm" style:rel-column-width="21319*"/>
    </style:style>
    <style:style style:name="表格1.B" style:family="table-column">
      <style:table-column-properties style:column-width="11.469cm" style:rel-column-width="44216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5.556cm" style:rel-column-width="21421*"/>
    </style:style>
    <style:style style:name="表格2.B" style:family="table-column">
      <style:table-column-properties style:column-width="11.442cm" style:rel-column-width="44114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5.53cm" style:rel-column-width="21319*"/>
    </style:style>
    <style:style style:name="表格4.B" style:family="table-column">
      <style:table-column-properties style:column-width="11.469cm" style:rel-column-width="44216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able_20_Contents">
      <style:text-properties officeooo:paragraph-rsid="00174bd6" style:language-asian="zh" style:country-asian="CN"/>
    </style:style>
    <style:style style:name="P3" style:family="paragraph" style:parent-style-name="Table_20_Contents">
      <style:text-properties officeooo:paragraph-rsid="001878be" style:language-asian="zh" style:country-asian="CN"/>
    </style:style>
    <style:style style:name="P4" style:family="paragraph" style:parent-style-name="Table_20_Contents">
      <style:text-properties officeooo:paragraph-rsid="001984e6" style:language-asian="zh" style:country-asian="CN"/>
    </style:style>
    <style:style style:name="P5" style:family="paragraph" style:parent-style-name="Table_20_Contents">
      <style:text-properties officeooo:paragraph-rsid="00174bd6"/>
    </style:style>
    <style:style style:name="P6" style:family="paragraph" style:parent-style-name="Table_20_Contents">
      <style:text-properties officeooo:paragraph-rsid="001878be"/>
    </style:style>
    <style:style style:name="P7" style:family="paragraph" style:parent-style-name="Table_20_Contents">
      <style:text-properties officeooo:rsid="001984e6" officeooo:paragraph-rsid="001984e6" style:language-asian="zh" style:country-asian="CN"/>
    </style:style>
    <style:style style:name="P8" style:family="paragraph" style:parent-style-name="Table_20_Contents">
      <style:text-properties officeooo:paragraph-rsid="0019f1b0" style:language-asian="zh" style:country-asian="CN"/>
    </style:style>
    <style:style style:name="P9" style:family="paragraph" style:parent-style-name="Table_20_Contents">
      <style:text-properties officeooo:paragraph-rsid="0019f1b0"/>
    </style:style>
    <style:style style:name="P10" style:family="paragraph" style:parent-style-name="Standard">
      <style:text-properties officeooo:paragraph-rsid="0019f1b0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878be" style:language-asian="zh" style:country-asian="CN"/>
    </style:style>
    <style:style style:name="T3" style:family="text">
      <style:text-properties officeooo:rsid="0019f1b0" style:language-asian="zh" style:country-asian="CN"/>
    </style:style>
    <style:style style:name="T4" style:family="text">
      <style:text-properties officeooo:rsid="00174bd6"/>
    </style:style>
    <style:style style:name="T5" style:family="text">
      <style:text-properties officeooo:rsid="001878be"/>
    </style:style>
    <style:style style:name="T6" style:family="text">
      <style:text-properties officeooo:rsid="001984e6"/>
    </style:style>
    <style:style style:name="T7" style:family="text">
      <style:text-properties officeooo:rsid="0019f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參數</text:p>
          </table:table-cell>
          <table:table-cell table:style-name="表格1.B1" office:value-type="string">
            <text:p text:style-name="Table_20_Contents">參數描述 <text:s/></text:p>
          </table:table-cell>
        </table:table-row>
        <table:table-row>
          <table:table-cell table:style-name="表格1.A2" office:value-type="string">
            <text:p text:style-name="Table_20_Contents">pageWidth</text:p>
          </table:table-cell>
          <table:table-cell table:style-name="表格1.B2" office:value-type="string">
            <text:p text:style-name="Table_20_Contents">頁面設計稿寬度（px）</text:p>
          </table:table-cell>
        </table:table-row>
        <table:table-row>
          <table:table-cell table:style-name="表格1.A2" office:value-type="string">
            <text:p text:style-name="Table_20_Contents"><text:span text:style-name="T1">cb</text:span>【可選】</text:p>
          </table:table-cell>
          <table:table-cell table:style-name="表格1.B2" office:value-type="string">
            <text:p text:style-name="Table_20_Contents">當 fitScreen完畢後，執行的回調函數</text:p>
          </table:table-cell>
        </table:table-row>
        <table:table-row>
          <table:table-cell table:style-name="表格1.A2" office:value-type="string">
            <text:p text:style-name="Table_20_Contents"><text:span text:style-name="T1">i</text:span>sOnlyPortrait【可選】</text:p>
          </table:table-cell>
          <table:table-cell table:style-name="表格1.B2" office:value-type="string">
            <text:p text:style-name="P1">true ：只允許豎屏顯示</text:p>
            <text:p text:style-name="P1">false：只允許橫屏顯示</text:p>
            <text:p text:style-name="P1">缺省：允許橫豎屏顯示</text:p>
          </table:table-cell>
        </table:table-row>
        <table:table-row>
          <table:table-cell table:style-name="表格1.A2" office:value-type="string">
            <text:p text:style-name="Table_20_Contents">errorCallBack【可選】</text:p>
          </table:table-cell>
          <table:table-cell table:style-name="表格1.B2" office:value-type="string">
            <text:p text:style-name="P1">當isOnlyPortrait = true時，設備橫屏時執行</text:p>
            <text:p text:style-name="P1">當isOnlyPortrait = false時，設備豎屏時執行</text:p>
            <text:p text:style-name="P1">（註：當isOnlyPortrait缺省時，errorCallBack無意義 ）</text:p>
          </table:table-cell>
        </table:table-row>
        <table:table-row>
          <table:table-cell table:style-name="表格1.A2" office:value-type="string">
            <text:p text:style-name="Table_20_Contents">isScalable【可選】</text:p>
          </table:table-cell>
          <table:table-cell table:style-name="表格1.B2" office:value-type="string">
            <text:p text:style-name="P1">true：允許拉大頁面 ( 註：不允許縮小頁面 )</text:p>
            <text:p text:style-name="P1">false 或 缺省：禁止縮放頁面</text:p>
          </table:table-cell>
        </table:table-row>
        <table:table-row>
          <table:table-cell table:style-name="表格1.A2" office:value-type="string">
            <text:p text:style-name="P5"><text:span text:style-name="T4">isHideAddressBar</text:span>【可選】</text:p>
          </table:table-cell>
          <table:table-cell table:style-name="表格1.B2" office:value-type="string">
            <text:p text:style-name="P2">true或 缺省：<text:span text:style-name="T4">隐藏地址栏</text:span></text:p>
            <text:p text:style-name="P2">false：<text:span text:style-name="T4">显示地址栏</text:span></text:p>
          </table:table-cell>
        </table:table-row>
      </table:table>
      <text:p text:style-name="Standard"/>
      <text:p text:style-name="P10"/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"><text:span text:style-name="T7">注意事项</text:span></text:p>
          </table:table-cell>
          <table:table-cell table:style-name="表格4.B1" office:value-type="string">
            <text:p text:style-name="P8"><text:bookmark-start text:name="__DdeLink__328_4970905601"/><text:span text:style-name="T7">例子</text:span><text:bookmark-end text:name="__DdeLink__328_4970905601"/></text:p>
          </table:table-cell>
        </table:table-row>
        <table:table-row>
          <table:table-cell table:style-name="表格4.A2" office:value-type="string">
            <text:p text:style-name="P8"><text:bookmark-start text:name="__DdeLink__350_497090560"/><text:bookmark-start text:name="__DdeLink__345_497090560"/><text:bookmark-start text:name="__DdeLink__339_497090560"/><text:span text:style-name="T7">页面最外层元素必须加上id=“wrap”</text:span><text:bookmark-end text:name="__DdeLink__350_497090560"/><text:bookmark-end text:name="__DdeLink__345_497090560"/><text:bookmark-end text:name="__DdeLink__339_497090560"/></text:p>
          </table:table-cell>
          <table:table-cell table:style-name="表格4.B2" office:value-type="string">
            <text:p text:style-name="P9"><text:span text:style-name="T7">&lt;body&gt;</text:span></text:p>
            <text:p text:style-name="P9"><text:span text:style-name="T7"><text:s text:c="3"/></text:span><text:span text:style-name="T3">&lt;div id="wrap"&gt;</text:span></text:p>
            <text:p text:style-name="P9"><text:span text:style-name="T3"><text:s text:c="3"/>&lt;/div&gt;</text:span></text:p>
            <text:p text:style-name="P8"><text:span text:style-name="T7">&lt;/body&gt;</text:span></text:p>
          </table:table-cell>
        </table:table-row>
      </table:table>
      <text:p text:style-name="P10"/>
      <table:table table:name="表格2" table:style-name="表格2">
        <table:table-column table:style-name="表格2.A"/>
        <table:table-column table:style-name="表格2.B"/>
        <table:table-row>
          <table:table-cell table:style-name="表格2.A1" table:number-columns-spanned="2" office:value-type="string">
            <text:p text:style-name="P1">例子</text:p>
          </table:table-cell>
          <table:covered-table-cell/>
        </table:table-row>
        <table:table-row>
          <table:table-cell table:style-name="表格2.A2" office:value-type="string">
            <text:p text:style-name="P1">1.允許橫豎屏</text:p>
            <text:p text:style-name="P1">2.禁止縮放頁面</text:p>
          </table:table-cell>
          <table:table-cell table:style-name="表格2.B2" office:value-type="string">
            <text:p text:style-name="Table_20_Contents">window.onload = function(){ </text:p>
            <text:p text:style-name="Table_20_Contents"><text:s text:c="4"/>fitScreen(1280);</text:p>
            <text:p text:style-name="Table_20_Contents">}; </text:p>
          </table:table-cell>
        </table:table-row>
        <table:table-row>
          <table:table-cell table:style-name="表格2.A2" office:value-type="string">
            <text:p text:style-name="P1">1.允許橫豎屏</text:p>
            <text:p text:style-name="P1">2.禁止縮放頁面</text:p>
          </table:table-cell>
          <table:table-cell table:style-name="表格2.B2" office:value-type="string">
            <text:p text:style-name="Table_20_Contents">var callBack = function(){ </text:p>
            <text:p text:style-name="Table_20_Contents"><text:s text:c="3"/><text:span text:style-name="T1">// 設置完viewport後的處理</text:span></text:p>
            <text:p text:style-name="Table_20_Contents">};</text:p>
            <text:p text:style-name="P1"/>
            <text:p text:style-name="Table_20_Contents">window.onload = function(){ </text:p>
            <text:p text:style-name="Table_20_Contents"><text:s text:c="4"/>fitScreen(1280, <text:span text:style-name="T1">{</text:span></text:p>
            <text:p text:style-name="Table_20_Contents"><text:span text:style-name="T1"><text:s text:c="30"/>cb : </text:span>callBack</text:p>
            <text:p text:style-name="P1"><text:s text:c="28"/>}</text:p>
            <text:p text:style-name="Table_20_Contents"><text:s text:c="4"/>);</text:p>
            <text:p text:style-name="Table_20_Contents">}; </text:p>
          </table:table-cell>
        </table:table-row>
        <text:soft-page-break/>
        <table:table-row>
          <table:table-cell table:style-name="表格2.A2" office:value-type="string">
            <text:p text:style-name="P1">1.只允許豎屏</text:p>
            <text:p text:style-name="P1">2.允許拉大頁面</text:p>
            <text:p text:style-name="P1">（註：不允許縮小）</text:p>
            <text:p text:style-name="P1"/>
            <text:p text:style-name="P1"/>
          </table:table-cell>
          <table:table-cell table:style-name="表格2.B2" office:value-type="string">
            <text:p text:style-name="Table_20_Contents">var callBack = function(){ </text:p>
            <text:p text:style-name="Table_20_Contents"><text:s text:c="3"/><text:span text:style-name="T1">// 設置完viewport後的處理</text:span></text:p>
            <text:p text:style-name="Table_20_Contents">};</text:p>
            <text:p text:style-name="Table_20_Contents"/>
            <text:p text:style-name="P1">var errorCallBack = function(){</text:p>
            <text:p text:style-name="P1"><text:s text:c="3"/>// 橫屏時處理</text:p>
            <text:p text:style-name="P1"><text:s text:c="3"/>alert('請轉豎屏');</text:p>
            <text:p text:style-name="P1">};</text:p>
            <text:p text:style-name="P1"/>
            <text:p text:style-name="Table_20_Contents">window.onload = function(){ </text:p>
            <text:p text:style-name="Table_20_Contents"><text:s text:c="4"/>fitScreen(1280, <text:span text:style-name="T1">{</text:span></text:p>
            <text:p text:style-name="Table_20_Contents"><text:span text:style-name="T1"><text:s text:c="30"/>cb : </text:span>callBack <text:span text:style-name="T1">,</text:span></text:p>
            <text:p text:style-name="Table_20_Contents"><text:s text:c="30"/>isOnlyPortrait : <text:span text:style-name="T1">true ,</text:span></text:p>
            <text:p text:style-name="Table_20_Contents"><text:span text:style-name="T1"><text:s text:c="30"/>errorCallBack : errorCallBack ,</text:span> <text:s/></text:p>
            <text:p text:style-name="Table_20_Contents"><text:s text:c="30"/>isScalable : <text:span text:style-name="T1">true</text:span></text:p>
            <text:p text:style-name="P1"><text:s text:c="28"/>}</text:p>
            <text:p text:style-name="Table_20_Contents"><text:s text:c="4"/>);</text:p>
            <text:p text:style-name="Table_20_Contents">}; </text:p>
          </table:table-cell>
        </table:table-row>
        <table:table-row>
          <table:table-cell table:style-name="表格2.A2" office:value-type="string">
            <text:p text:style-name="P1">1.只允許橫屏</text:p>
            <text:p text:style-name="P1">2.禁止縮放頁面</text:p>
            <text:p text:style-name="P1"/>
            <text:p text:style-name="P1"/>
          </table:table-cell>
          <table:table-cell table:style-name="表格2.B2" office:value-type="string">
            <text:p text:style-name="Table_20_Contents">var callBack = function(){ </text:p>
            <text:p text:style-name="Table_20_Contents"><text:s text:c="3"/><text:span text:style-name="T1">// 設置完viewport後的處理</text:span></text:p>
            <text:p text:style-name="Table_20_Contents">};</text:p>
            <text:p text:style-name="Table_20_Contents"/>
            <text:p text:style-name="P1">var errorCallBack = function(){</text:p>
            <text:p text:style-name="P1"><text:s text:c="3"/>// 豎屏時處理</text:p>
            <text:p text:style-name="P1"><text:s text:c="3"/>alert('請轉橫屏');</text:p>
            <text:p text:style-name="P1">};</text:p>
            <text:p text:style-name="P1"/>
            <text:p text:style-name="Table_20_Contents">window.onload = function(){ </text:p>
            <text:p text:style-name="Table_20_Contents"><text:s text:c="4"/>fitScreen(1280, <text:span text:style-name="T1">{</text:span></text:p>
            <text:p text:style-name="Table_20_Contents"><text:span text:style-name="T1"><text:s text:c="30"/>cb : </text:span>callBack , </text:p>
            <text:p text:style-name="Table_20_Contents"><text:s text:c="30"/>isOnlyPortrait : <text:span text:style-name="T1">false ,</text:span></text:p>
            <text:p text:style-name="Table_20_Contents"><text:span text:style-name="T1"><text:s text:c="30"/>errorCallBack : errorCallBack ,</text:span> <text:s/></text:p>
            <text:p text:style-name="Table_20_Contents"><text:s text:c="30"/>isScalable : <text:span text:style-name="T1">false</text:span></text:p>
            <text:p text:style-name="P1"><text:s text:c="28"/>}</text:p>
            <text:p text:style-name="Table_20_Contents"><text:s text:c="4"/>);</text:p>
            <text:p text:style-name="Table_20_Contents">}; </text:p>
          </table:table-cell>
        </table:table-row>
        <table:table-row>
          <table:table-cell table:style-name="表格2.A2" office:value-type="string">
            <text:p text:style-name="P4">1.只允許<text:span text:style-name="T6">竖</text:span>屏</text:p>
            <text:p text:style-name="P4">2.<text:span text:style-name="T6">采用默认错误提示</text:span></text:p>
            <text:p text:style-name="P7">（註：依赖css，否则显示不<text:soft-page-break/>友好）</text:p>
            <text:p text:style-name="P7"/>
          </table:table-cell>
          <table:table-cell table:style-name="表格2.B2" office:value-type="string">
            <text:p text:style-name="P6">window.onload = function(){ </text:p>
            <text:p text:style-name="P6"><text:s text:c="4"/>fitScreen(1280, <text:span text:style-name="T1">{</text:span></text:p>
            <text:p text:style-name="P6"><text:s text:c="30"/>isOnlyPortrait : <text:span text:style-name="T5">t</text:span><text:span text:style-name="T2">rue</text:span><text:span text:style-name="T1"> </text:span></text:p>
            <text:p text:style-name="P3"><text:soft-page-break/><text:s text:c="28"/>}</text:p>
            <text:p text:style-name="P6"><text:s text:c="4"/>);</text:p>
            <text:p text:style-name="P6">};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5M30S</meta:editing-duration>
    <meta:editing-cycles>9</meta:editing-cycles>
    <meta:generator>LibreOffice/4.0.4.2$Windows_x86 LibreOffice_project/9e9821abd0ffdbc09cd8c52eaa574fa09eb08f2</meta:generator>
    <dc:date>2013-11-20T18:46:02.01</dc:date>
    <meta:document-statistic meta:table-count="3" meta:image-count="0" meta:object-count="0" meta:page-count="3" meta:paragraph-count="90" meta:word-count="435" meta:character-count="1687" meta:non-whitespace-character-count="1117"/>
    <meta:user-defined meta:name="Info 1"/>
    <meta:user-defined meta:name="Info 2"/>
    <meta:user-defined meta:name="Info 3"/>
    <meta:user-defined meta:name="Info 4"/>
  </office:meta>
</office:document-meta>
</file>